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master-page-name="">
      <loext:graphic-properties draw:fill="none"/>
      <style:paragraph-properties fo:margin-left="-1cm" fo:margin-right="0cm" fo:text-align="end"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fo:font-size="10pt" officeooo:paragraph-rsid="034dee71" style:font-size-asian="10pt" style:font-size-complex="10pt"/>
    </style:style>
    <style:style style:name="P2" style:family="paragraph" style:parent-style-name="Text_20_body" style:master-page-name="">
      <loext:graphic-properties draw:fill="none"/>
      <style:paragraph-properties fo:margin-left="-1cm" fo:margin-right="0cm" fo:text-indent="0cm" style:auto-text-indent="false" style:page-number="auto" fo:background-color="transparent"/>
      <style:text-properties style:font-name="DejaVu Sans" fo:font-size="12pt" style:font-size-asian="12pt" style:font-size-complex="12pt"/>
    </style:style>
    <style:style style:name="P3" style:family="paragraph" style:parent-style-name="Text_20_body">
      <loext:graphic-properties draw:fill="none"/>
      <style:paragraph-properties fo:margin-left="-1cm" fo:margin-right="0cm" fo:text-indent="0cm" style:auto-text-indent="false" fo:background-color="transparent"/>
    </style:style>
    <style:style style:name="P4" style:family="paragraph" style:parent-style-name="Text_20_body">
      <loext:graphic-properties draw:fill="none"/>
      <style:paragraph-properties fo:margin-left="-1cm" fo:margin-right="0cm" fo:text-indent="0cm" style:auto-text-indent="false" fo:background-color="transparent"/>
      <style:text-properties style:font-name="DejaVu Sans" fo:font-size="12pt" style:font-size-asian="12pt" style:font-size-complex="12pt"/>
    </style:style>
    <style:style style:name="P5" style:family="paragraph" style:parent-style-name="Text_20_body">
      <loext:graphic-properties draw:fill="none"/>
      <style:paragraph-properties fo:margin-left="-1cm" fo:margin-right="0cm" fo:text-indent="0cm" style:auto-text-indent="false" fo:background-color="transparent"/>
      <style:text-properties fo:font-variant="normal" fo:text-transform="none" style:font-name="DejaVu Sans" fo:font-size="12pt" fo:letter-spacing="normal" fo:font-style="normal" fo:font-weight="normal" officeooo:paragraph-rsid="034f018e" style:font-size-asian="12pt" style:font-size-complex="12pt"/>
    </style:style>
    <style:style style:name="P6" style:family="paragraph" style:parent-style-name="Text_20_body">
      <loext:graphic-properties draw:fill="none"/>
      <style:paragraph-properties fo:margin-left="-1cm" fo:margin-right="0cm" fo:text-indent="0cm" style:auto-text-indent="false" fo:break-before="page" fo:background-color="transparent"/>
      <style:text-properties officeooo:paragraph-rsid="03809fd1"/>
    </style:style>
    <style:style style:name="P7" style:family="paragraph" style:parent-style-name="Text_20_body">
      <loext:graphic-properties draw:fill="none"/>
      <style:paragraph-properties fo:margin-left="-1cm" fo:margin-right="0cm" fo:text-indent="0cm" style:auto-text-indent="false" fo:break-before="page" fo:background-color="transparent"/>
      <style:text-properties officeooo:paragraph-rsid="0387cd0e"/>
    </style:style>
    <style:style style:name="P8" style:family="paragraph" style:parent-style-name="Heading_20_1">
      <loext:graphic-properties draw:fill="none"/>
      <style:paragraph-properties fo:margin-left="-1cm" fo:margin-right="0cm" fo:text-align="start" style:justify-single-word="false" fo:text-indent="0cm" style:auto-text-indent="false" fo:background-color="transparent"/>
      <style:text-properties style:font-name="DejaVu Sans" fo:font-size="26pt" officeooo:paragraph-rsid="038b6419" style:font-size-asian="26pt" style:font-size-complex="26pt"/>
    </style:style>
    <style:style style:name="P9"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T1" style:family="text">
      <style:text-properties fo:font-style="normal" officeooo:rsid="038cb18c" style:font-style-asian="normal" style:font-style-complex="normal"/>
    </style:style>
    <style:style style:name="T2" style:family="text">
      <style:text-properties fo:font-style="normal" officeooo:rsid="0288e03c" style:font-style-asian="normal" style:font-style-complex="normal"/>
    </style:style>
    <style:style style:name="T3" style:family="text">
      <style:text-properties fo:font-style="normal" officeooo:rsid="00cdfafe" style:font-style-asian="normal" style:font-style-complex="normal"/>
    </style:style>
    <style:style style:name="T4" style:family="text">
      <style:text-properties fo:font-style="normal" officeooo:rsid="027d8f48" style:font-style-asian="normal" style:font-style-complex="normal"/>
    </style:style>
    <style:style style:name="T5" style:family="text">
      <style:text-properties fo:font-style="normal" officeooo:rsid="01935357" style:font-style-asian="normal" style:font-style-complex="normal"/>
    </style:style>
    <style:style style:name="T6" style:family="text">
      <style:text-properties fo:font-style="normal" fo:font-weight="normal" officeooo:rsid="01e9ea50" style:font-style-asian="normal" style:font-weight-asian="normal" style:font-style-complex="normal" style:font-weight-complex="normal"/>
    </style:style>
    <style:style style:name="T7" style:family="text">
      <style:text-properties fo:font-style="normal" fo:font-weight="normal" officeooo:rsid="01935357" style:font-style-asian="normal" style:font-weight-asian="normal" style:font-style-complex="normal" style:font-weight-complex="normal"/>
    </style:style>
    <style:style style:name="T8" style:family="text">
      <style:text-properties fo:font-style="normal" fo:font-weight="normal" officeooo:rsid="01e93e50" style:font-style-asian="normal" style:font-weight-asian="normal" style:font-style-complex="normal" style:font-weight-complex="normal"/>
    </style:style>
    <style:style style:name="T9" style:family="text">
      <style:text-properties fo:font-style="normal" fo:font-weight="normal" officeooo:rsid="02304bc7" style:font-style-asian="normal" style:font-weight-asian="normal" style:font-style-complex="normal" style:font-weight-complex="normal"/>
    </style:style>
    <style:style style:name="T10" style:family="text">
      <style:text-properties fo:font-style="normal" fo:font-weight="normal" officeooo:rsid="00af3a2e" style:font-style-asian="normal" style:font-weight-asian="normal" style:font-style-complex="normal" style:font-weight-complex="normal"/>
    </style:style>
    <style:style style:name="T11" style:family="text">
      <style:text-properties fo:color="#000000" style:font-name="DejaVu Sans" fo:font-size="12pt" style:font-size-asian="12pt" style:font-size-complex="12pt"/>
    </style:style>
    <style:style style:name="T12" style:family="text">
      <style:text-properties fo:color="#000000" style:font-name="DejaVu Sans" fo:font-size="12pt" officeooo:rsid="02d1e348" style:font-size-asian="12pt" style:font-size-complex="12pt"/>
    </style:style>
    <style:style style:name="T13" style:family="text">
      <style:text-properties fo:color="#000000" style:font-name="DejaVu Sans" fo:font-size="12pt" officeooo:rsid="02ffbc80" style:font-size-asian="12pt" style:font-size-complex="12pt"/>
    </style:style>
    <style:style style:name="T14" style:family="text">
      <style:text-properties fo:color="#000000" style:font-name="DejaVu Sans" fo:font-size="12pt" officeooo:rsid="03179547" style:font-size-asian="12pt" style:font-size-complex="12pt"/>
    </style:style>
    <style:style style:name="T15" style:family="text">
      <style:text-properties fo:color="#000000" style:font-name="DejaVu Sans" fo:font-size="12pt" officeooo:rsid="033b1af3" style:font-size-asian="12pt" style:font-size-complex="12pt"/>
    </style:style>
    <style:style style:name="T16" style:family="text">
      <style:text-properties fo:color="#000000" style:font-name="DejaVu Sans" fo:font-size="12pt" officeooo:rsid="033bba49" style:font-size-asian="12pt" style:font-size-complex="12pt"/>
    </style:style>
    <style:style style:name="T17" style:family="text">
      <style:text-properties fo:color="#000000" style:font-name="DejaVu Sans" fo:font-size="12pt" officeooo:rsid="02dab7e7" style:font-size-asian="12pt" style:font-size-complex="12pt"/>
    </style:style>
    <style:style style:name="T18" style:family="text">
      <style:text-properties fo:color="#000000" style:font-name="DejaVu Sans" fo:font-size="12pt" officeooo:rsid="0329002d" style:font-size-asian="12pt" style:font-size-complex="12pt"/>
    </style:style>
    <style:style style:name="T19" style:family="text">
      <style:text-properties fo:color="#000000" style:font-name="DejaVu Sans" fo:font-size="12pt" officeooo:rsid="031ebc8e" style:font-size-asian="12pt" style:font-size-complex="12pt"/>
    </style:style>
    <style:style style:name="T20" style:family="text">
      <style:text-properties fo:color="#000000" style:font-name="DejaVu Sans" fo:font-size="12pt" officeooo:rsid="031beaab" style:font-size-asian="12pt" style:font-size-complex="12pt"/>
    </style:style>
    <style:style style:name="T21" style:family="text">
      <style:text-properties fo:color="#000000" style:font-name="DejaVu Sans" fo:font-size="12pt" officeooo:rsid="033ed18c" style:font-size-asian="12pt" style:font-size-complex="12pt"/>
    </style:style>
    <style:style style:name="T22" style:family="text">
      <style:text-properties fo:color="#000000" style:font-name="DejaVu Sans" fo:font-size="12pt" officeooo:rsid="0306e546" style:font-size-asian="12pt" style:font-size-complex="12pt"/>
    </style:style>
    <style:style style:name="T23" style:family="text">
      <style:text-properties fo:color="#000000" style:font-name="DejaVu Sans" fo:font-size="12pt" officeooo:rsid="03329e4b" style:font-size-asian="12pt" style:font-size-complex="12pt"/>
    </style:style>
    <style:style style:name="T24" style:family="text">
      <style:text-properties fo:color="#000000" style:font-name="DejaVu Sans" fo:font-size="12pt" officeooo:rsid="033d14e7" style:font-size-asian="12pt" style:font-size-complex="12pt"/>
    </style:style>
    <style:style style:name="T25" style:family="text">
      <style:text-properties fo:color="#000000" style:font-name="DejaVu Sans" fo:font-size="12pt" officeooo:rsid="033f0ac5" style:font-size-asian="12pt" style:font-size-complex="12pt"/>
    </style:style>
    <style:style style:name="T26" style:family="text">
      <style:text-properties fo:color="#000000" style:font-name="DejaVu Sans" fo:font-size="12pt" officeooo:rsid="032099ea" style:font-size-asian="12pt" style:font-size-complex="12pt"/>
    </style:style>
    <style:style style:name="T27" style:family="text">
      <style:text-properties fo:color="#000000" style:font-name="DejaVu Sans" fo:font-size="12pt" officeooo:rsid="030a189e" style:font-size-asian="12pt" style:font-size-complex="12pt"/>
    </style:style>
    <style:style style:name="T28" style:family="text">
      <style:text-properties fo:color="#000000" style:font-name="DejaVu Sans" fo:font-size="12pt" officeooo:rsid="0318c104" style:font-size-asian="12pt" style:font-size-complex="12pt"/>
    </style:style>
    <style:style style:name="T29" style:family="text">
      <style:text-properties fo:color="#000000" style:font-name="DejaVu Sans" fo:font-size="12pt" officeooo:rsid="0340b0f8" style:font-size-asian="12pt" style:font-size-complex="12pt"/>
    </style:style>
    <style:style style:name="T30" style:family="text">
      <style:text-properties fo:color="#000000" style:font-name="DejaVu Sans" fo:font-size="12pt" officeooo:rsid="03439626" style:font-size-asian="12pt" style:font-size-complex="12pt"/>
    </style:style>
    <style:style style:name="T31" style:family="text">
      <style:text-properties fo:color="#000000" style:font-name="DejaVu Sans" fo:font-size="12pt" officeooo:rsid="03214911" style:font-size-asian="12pt" style:font-size-complex="12pt"/>
    </style:style>
    <style:style style:name="T32" style:family="text">
      <style:text-properties fo:color="#000000" style:font-name="DejaVu Sans" fo:font-size="12pt" officeooo:rsid="0334c639" style:font-size-asian="12pt" style:font-size-complex="12pt"/>
    </style:style>
    <style:style style:name="T33" style:family="text">
      <style:text-properties fo:color="#000000" style:font-name="DejaVu Sans" fo:font-size="12pt" officeooo:rsid="032536ca" style:font-size-asian="12pt" style:font-size-complex="12pt"/>
    </style:style>
    <style:style style:name="T34" style:family="text">
      <style:text-properties fo:color="#000000" style:font-name="DejaVu Sans" fo:font-size="12pt" officeooo:rsid="034f018e" style:font-size-asian="12pt" style:font-size-complex="12pt"/>
    </style:style>
    <style:style style:name="T35" style:family="text">
      <style:text-properties fo:color="#000000" style:font-name="DejaVu Sans" fo:font-size="12pt" officeooo:rsid="032a0c20" style:font-size-asian="12pt" style:font-size-complex="12pt"/>
    </style:style>
    <style:style style:name="T36" style:family="text">
      <style:text-properties fo:color="#000000" style:font-name="DejaVu Sans" fo:font-size="12pt" officeooo:rsid="0342ffc5" style:font-size-asian="12pt" style:font-size-complex="12pt"/>
    </style:style>
    <style:style style:name="T37" style:family="text">
      <style:text-properties fo:color="#000000" style:font-name="DejaVu Sans" fo:font-size="12pt" officeooo:rsid="034144bc" style:font-size-asian="12pt" style:font-size-complex="12pt"/>
    </style:style>
    <style:style style:name="T38" style:family="text">
      <style:text-properties fo:color="#000000" style:font-name="DejaVu Sans" fo:font-size="12pt" officeooo:rsid="0354cf57" style:font-size-asian="12pt" style:font-size-complex="12pt"/>
    </style:style>
    <style:style style:name="T39" style:family="text">
      <style:text-properties fo:color="#000000" style:font-name="DejaVu Sans" fo:font-size="12pt" officeooo:rsid="0356c25b" style:font-size-asian="12pt" style:font-size-complex="12pt"/>
    </style:style>
    <style:style style:name="T40" style:family="text">
      <style:text-properties fo:color="#000000" style:font-name="DejaVu Sans" fo:font-size="12pt" officeooo:rsid="0357169d" style:font-size-asian="12pt" style:font-size-complex="12pt"/>
    </style:style>
    <style:style style:name="T41" style:family="text">
      <style:text-properties fo:color="#000000" style:font-name="DejaVu Sans" fo:font-size="12pt" officeooo:rsid="03579734" style:font-size-asian="12pt" style:font-size-complex="12pt"/>
    </style:style>
    <style:style style:name="T42" style:family="text">
      <style:text-properties fo:color="#000000" style:font-name="DejaVu Sans" fo:font-size="12pt" officeooo:rsid="0357e256" style:font-size-asian="12pt" style:font-size-complex="12pt"/>
    </style:style>
    <style:style style:name="T43" style:family="text">
      <style:text-properties fo:color="#000000" style:font-name="DejaVu Sans" fo:font-size="12pt" officeooo:rsid="0357ef0d" style:font-size-asian="12pt" style:font-size-complex="12pt"/>
    </style:style>
    <style:style style:name="T44" style:family="text">
      <style:text-properties fo:color="#000000" style:font-name="DejaVu Sans" fo:font-size="12pt" officeooo:rsid="035eb01c" style:font-size-asian="12pt" style:font-size-complex="12pt"/>
    </style:style>
    <style:style style:name="T45" style:family="text">
      <style:text-properties fo:color="#000000" style:font-name="DejaVu Sans" fo:font-size="12pt" officeooo:rsid="0368ccb4" style:font-size-asian="12pt" style:font-size-complex="12pt"/>
    </style:style>
    <style:style style:name="T46" style:family="text">
      <style:text-properties fo:color="#000000" style:font-name="DejaVu Sans" fo:font-size="12pt" officeooo:rsid="036ac626" style:font-size-asian="12pt" style:font-size-complex="12pt"/>
    </style:style>
    <style:style style:name="T47" style:family="text">
      <style:text-properties fo:color="#000000" style:font-name="DejaVu Sans" fo:font-size="12pt" officeooo:rsid="036bd0ae" style:font-size-asian="12pt" style:font-size-complex="12pt"/>
    </style:style>
    <style:style style:name="T48" style:family="text">
      <style:text-properties fo:color="#000000" style:font-name="DejaVu Sans" fo:font-size="12pt" officeooo:rsid="036dc630" style:font-size-asian="12pt" style:font-size-complex="12pt"/>
    </style:style>
    <style:style style:name="T49" style:family="text">
      <style:text-properties fo:color="#000000" style:font-name="DejaVu Sans" fo:font-size="12pt" officeooo:rsid="036f11f1" style:font-size-asian="12pt" style:font-size-complex="12pt"/>
    </style:style>
    <style:style style:name="T50" style:family="text">
      <style:text-properties fo:color="#000000" style:font-name="DejaVu Sans" fo:font-size="12pt" officeooo:rsid="03710963" style:font-size-asian="12pt" style:font-size-complex="12pt"/>
    </style:style>
    <style:style style:name="T51" style:family="text">
      <style:text-properties fo:color="#000000" style:font-name="DejaVu Sans" fo:font-size="12pt" officeooo:rsid="0371eccb" style:font-size-asian="12pt" style:font-size-complex="12pt"/>
    </style:style>
    <style:style style:name="T52" style:family="text">
      <style:text-properties fo:color="#000000" style:font-name="DejaVu Sans" fo:font-size="12pt" officeooo:rsid="0377b936" style:font-size-asian="12pt" style:font-size-complex="12pt"/>
    </style:style>
    <style:style style:name="T53" style:family="text">
      <style:text-properties fo:color="#000000" style:font-name="DejaVu Sans" fo:font-size="12pt" officeooo:rsid="03809fd1" style:font-size-asian="12pt" style:font-size-complex="12pt"/>
    </style:style>
    <style:style style:name="T54" style:family="text">
      <style:text-properties fo:color="#000000" style:font-name="DejaVu Sans" fo:font-size="12pt" officeooo:rsid="038572e6" style:font-size-asian="12pt" style:font-size-complex="12pt"/>
    </style:style>
    <style:style style:name="T55" style:family="text">
      <style:text-properties fo:color="#000000" style:font-name="DejaVu Sans" fo:font-size="12pt" officeooo:rsid="0387c8c8" style:font-size-asian="12pt" style:font-size-complex="12pt"/>
    </style:style>
    <style:style style:name="T56" style:family="text">
      <style:text-properties fo:color="#000000" style:font-name="DejaVu Sans" fo:font-size="12pt" officeooo:rsid="0387cd0e" style:font-size-asian="12pt" style:font-size-complex="12pt"/>
    </style:style>
    <style:style style:name="T57" style:family="text">
      <style:text-properties fo:color="#000000" style:font-name="DejaVu Sans" fo:font-size="12pt" officeooo:rsid="038d45ac" style:font-size-asian="12pt" style:font-size-complex="12pt"/>
    </style:style>
    <style:style style:name="T58" style:family="text">
      <style:text-properties fo:color="#000000" style:font-name="DejaVu Sans" fo:font-size="12pt" officeooo:rsid="03940262" style:font-size-asian="12pt" style:font-size-complex="12pt"/>
    </style:style>
    <style:style style:name="T59" style:family="text">
      <style:text-properties fo:color="#000000" style:font-name="DejaVu Sans" fo:font-size="12pt" officeooo:rsid="0395904f" style:font-size-asian="12pt" style:font-size-complex="12pt"/>
    </style:style>
    <style:style style:name="T60" style:family="text">
      <style:text-properties fo:color="#000000" style:font-name="DejaVu Sans" fo:font-size="12pt" officeooo:rsid="02d1e348" fo:background-color="transparent" loext:char-shading-value="0" style:font-size-asian="12pt" style:font-size-complex="12pt"/>
    </style:style>
    <style:style style:name="T61" style:family="text">
      <style:text-properties fo:color="#000000" style:font-name="DejaVu Sans" fo:font-size="12pt" officeooo:rsid="030e382e" fo:background-color="transparent" loext:char-shading-value="0" style:font-size-asian="12pt" style:font-size-complex="12pt"/>
    </style:style>
    <style:style style:name="T62" style:family="text">
      <style:text-properties fo:color="#000000" style:font-name="DejaVu Sans" fo:font-size="12pt" officeooo:rsid="02f79874" fo:background-color="transparent" loext:char-shading-value="0" style:font-size-asian="12pt" style:font-size-complex="12pt"/>
    </style:style>
    <style:style style:name="T63" style:family="text">
      <style:text-properties fo:color="#000000" style:font-name="DejaVu Sans" fo:font-size="12pt" officeooo:rsid="02e18bd7" fo:background-color="transparent" loext:char-shading-value="0" style:font-size-asian="12pt" style:font-size-complex="12pt"/>
    </style:style>
    <style:style style:name="T64" style:family="text">
      <style:text-properties fo:color="#000000" style:font-name="DejaVu Sans" fo:font-size="12pt" officeooo:rsid="0317623a" fo:background-color="transparent" loext:char-shading-value="0" style:font-size-asian="12pt" style:font-size-complex="12pt"/>
    </style:style>
    <style:style style:name="T65" style:family="text">
      <style:text-properties fo:color="#000000" style:font-name="DejaVu Sans" fo:font-size="12pt" officeooo:rsid="0314224e" fo:background-color="transparent" loext:char-shading-value="0" style:font-size-asian="12pt" style:font-size-complex="12pt"/>
    </style:style>
    <style:style style:name="T66" style:family="text">
      <style:text-properties fo:color="#000000" style:font-name="DejaVu Sans" fo:font-size="12pt" officeooo:rsid="0348a3f5" fo:background-color="transparent" loext:char-shading-value="0" style:font-size-asian="12pt" style:font-size-complex="12pt"/>
    </style:style>
    <style:style style:name="T67" style:family="text">
      <style:text-properties fo:color="#000000" style:font-name="DejaVu Sans" fo:font-size="12pt" officeooo:rsid="03110e49" fo:background-color="transparent" loext:char-shading-value="0" style:font-size-asian="12pt" style:font-size-complex="12pt"/>
    </style:style>
    <style:style style:name="T68" style:family="text">
      <style:text-properties fo:color="#000000" style:font-name="DejaVu Sans" fo:font-size="12pt" officeooo:rsid="0311e5b5" fo:background-color="transparent" loext:char-shading-value="0" style:font-size-asian="12pt" style:font-size-complex="12pt"/>
    </style:style>
    <style:style style:name="T69" style:family="text">
      <style:text-properties fo:color="#000000" style:font-name="DejaVu Sans" fo:font-size="12pt" officeooo:rsid="0303475b" fo:background-color="transparent" loext:char-shading-value="0" style:font-size-asian="12pt" style:font-size-complex="12pt"/>
    </style:style>
    <style:style style:name="T70" style:family="text">
      <style:text-properties fo:color="#000000" style:font-name="DejaVu Sans" fo:font-size="12pt" officeooo:rsid="03179547" fo:background-color="transparent" loext:char-shading-value="0" style:font-size-asian="12pt" style:font-size-complex="12pt"/>
    </style:style>
    <style:style style:name="T71" style:family="text">
      <style:text-properties fo:color="#000000" style:font-name="DejaVu Sans" fo:font-size="12pt" officeooo:rsid="031365a4" fo:background-color="transparent" loext:char-shading-value="0" style:font-size-asian="12pt" style:font-size-complex="12pt"/>
    </style:style>
    <style:style style:name="T72" style:family="text">
      <style:text-properties fo:color="#000000" style:font-name="DejaVu Sans" fo:font-size="12pt" officeooo:rsid="032dffee" fo:background-color="transparent" loext:char-shading-value="0" style:font-size-asian="12pt" style:font-size-complex="12pt"/>
    </style:style>
    <style:style style:name="T73" style:family="text">
      <style:text-properties fo:color="#000000" style:font-name="DejaVu Sans" fo:font-size="12pt" officeooo:rsid="034c90d0" fo:background-color="transparent" loext:char-shading-value="0" style:font-size-asian="12pt" style:font-size-complex="12pt"/>
    </style:style>
    <style:style style:name="T74" style:family="text">
      <style:text-properties fo:color="#000000" style:font-name="DejaVu Sans" fo:font-size="12pt" officeooo:rsid="02fce1d8" fo:background-color="transparent" loext:char-shading-value="0" style:font-size-asian="12pt" style:font-size-complex="12pt"/>
    </style:style>
    <style:style style:name="T75" style:family="text">
      <style:text-properties fo:color="#000000" style:font-name="DejaVu Sans" fo:font-size="12pt" officeooo:rsid="02fe003f" fo:background-color="transparent" loext:char-shading-value="0" style:font-size-asian="12pt" style:font-size-complex="12pt"/>
    </style:style>
    <style:style style:name="T76" style:family="text">
      <style:text-properties fo:color="#000000" style:font-name="DejaVu Sans" fo:font-size="12pt" officeooo:rsid="02fb05c5" fo:background-color="transparent" loext:char-shading-value="0" style:font-size-asian="12pt" style:font-size-complex="12pt"/>
    </style:style>
    <style:style style:name="T77" style:family="text">
      <style:text-properties fo:color="#000000" style:font-name="DejaVu Sans" fo:font-size="12pt" officeooo:rsid="03271e37" fo:background-color="transparent" loext:char-shading-value="0" style:font-size-asian="12pt" style:font-size-complex="12pt"/>
    </style:style>
    <style:style style:name="T78" style:family="text">
      <style:text-properties fo:color="#000000" style:font-name="DejaVu Sans" fo:font-size="12pt" officeooo:rsid="02f90681" fo:background-color="transparent" loext:char-shading-value="0" style:font-size-asian="12pt" style:font-size-complex="12pt"/>
    </style:style>
    <style:style style:name="T79" style:family="text">
      <style:text-properties fo:color="#000000" style:font-name="DejaVu Sans" fo:font-size="12pt" officeooo:rsid="02ffbc80" fo:background-color="transparent" loext:char-shading-value="0" style:font-size-asian="12pt" style:font-size-complex="12pt"/>
    </style:style>
    <style:style style:name="T80" style:family="text">
      <style:text-properties fo:color="#000000" style:font-name="DejaVu Sans" fo:font-size="12pt" officeooo:rsid="03363502" fo:background-color="transparent" loext:char-shading-value="0" style:font-size-asian="12pt" style:font-size-complex="12pt"/>
    </style:style>
    <style:style style:name="T81" style:family="text">
      <style:text-properties fo:color="#000000" style:font-name="DejaVu Sans" fo:font-size="12pt" officeooo:rsid="03214911" fo:background-color="transparent" loext:char-shading-value="0" style:font-size-asian="12pt" style:font-size-complex="12pt"/>
    </style:style>
    <style:style style:name="T82" style:family="text">
      <style:text-properties fo:color="#000000" style:font-name="DejaVu Sans" fo:font-size="12pt" officeooo:rsid="035bf182" fo:background-color="transparent" loext:char-shading-value="0" style:font-size-asian="12pt" style:font-size-complex="12pt"/>
    </style:style>
    <style:style style:name="T83" style:family="text">
      <style:text-properties fo:color="#000000" style:font-name="DejaVu Sans" fo:font-size="12pt" officeooo:rsid="035c3d67" fo:background-color="transparent" loext:char-shading-value="0" style:font-size-asian="12pt" style:font-size-complex="12pt"/>
    </style:style>
    <style:style style:name="T84" style:family="text">
      <style:text-properties fo:color="#000000" style:font-name="DejaVu Sans" fo:font-size="12pt" officeooo:rsid="035ed7ff" fo:background-color="transparent" loext:char-shading-value="0" style:font-size-asian="12pt" style:font-size-complex="12pt"/>
    </style:style>
    <style:style style:name="T85" style:family="text">
      <style:text-properties fo:color="#000000" style:font-name="DejaVu Sans" fo:font-size="12pt" officeooo:rsid="0360b74e" fo:background-color="transparent" loext:char-shading-value="0" style:font-size-asian="12pt" style:font-size-complex="12pt"/>
    </style:style>
    <style:style style:name="T86" style:family="text">
      <style:text-properties fo:color="#000000" style:font-name="DejaVu Sans" fo:font-size="12pt" officeooo:rsid="0363c867" fo:background-color="transparent" loext:char-shading-value="0" style:font-size-asian="12pt" style:font-size-complex="12pt"/>
    </style:style>
    <style:style style:name="T87" style:family="text">
      <style:text-properties fo:color="#000000" style:font-name="DejaVu Sans" fo:font-size="12pt" officeooo:rsid="03653f92" fo:background-color="transparent" loext:char-shading-value="0" style:font-size-asian="12pt" style:font-size-complex="12pt"/>
    </style:style>
    <style:style style:name="T88" style:family="text">
      <style:text-properties fo:color="#000000" style:font-name="DejaVu Sans" fo:font-size="12pt" officeooo:rsid="036521dc" fo:background-color="transparent" loext:char-shading-value="0" style:font-size-asian="12pt" style:font-size-complex="12pt"/>
    </style:style>
    <style:style style:name="T89" style:family="text">
      <style:text-properties fo:color="#000000" style:font-name="DejaVu Sans" fo:font-size="12pt" officeooo:rsid="03672432" fo:background-color="transparent" loext:char-shading-value="0" style:font-size-asian="12pt" style:font-size-complex="12pt"/>
    </style:style>
    <style:style style:name="T90" style:family="text">
      <style:text-properties fo:color="#000000" style:font-name="DejaVu Sans" fo:font-size="12pt" officeooo:rsid="0368ccb4" fo:background-color="transparent" loext:char-shading-value="0" style:font-size-asian="12pt" style:font-size-complex="12pt"/>
    </style:style>
    <style:style style:name="T91" style:family="text">
      <style:text-properties fo:color="#000000" style:font-name="DejaVu Sans" fo:font-size="12pt" officeooo:rsid="032df7a0" fo:background-color="transparent" loext:char-shading-value="0" style:font-size-asian="12pt" style:font-size-complex="12pt"/>
    </style:style>
    <style:style style:name="T92" style:family="text">
      <style:text-properties fo:color="#000000" style:font-name="DejaVu Sans" fo:font-size="12pt" officeooo:rsid="03762105" fo:background-color="transparent" loext:char-shading-value="0" style:font-size-asian="12pt" style:font-size-complex="12pt"/>
    </style:style>
    <style:style style:name="T93" style:family="text">
      <style:text-properties fo:color="#000000" style:font-name="DejaVu Sans" fo:font-size="12pt" officeooo:rsid="03763b00" fo:background-color="transparent" loext:char-shading-value="0" style:font-size-asian="12pt" style:font-size-complex="12pt"/>
    </style:style>
    <style:style style:name="T94" style:family="text">
      <style:text-properties fo:color="#000000" style:font-name="DejaVu Sans" fo:font-size="12pt" officeooo:rsid="0379a6be" fo:background-color="transparent" loext:char-shading-value="0" style:font-size-asian="12pt" style:font-size-complex="12pt"/>
    </style:style>
    <style:style style:name="T95" style:family="text">
      <style:text-properties fo:color="#000000" style:font-name="DejaVu Sans" fo:font-size="12pt" officeooo:rsid="037c44b0" fo:background-color="transparent" loext:char-shading-value="0" style:font-size-asian="12pt" style:font-size-complex="12pt"/>
    </style:style>
    <style:style style:name="T96" style:family="text">
      <style:text-properties fo:color="#000000" style:font-name="DejaVu Sans" fo:font-size="12pt" officeooo:rsid="037d548a" fo:background-color="transparent" loext:char-shading-value="0" style:font-size-asian="12pt" style:font-size-complex="12pt"/>
    </style:style>
    <style:style style:name="T97" style:family="text">
      <style:text-properties fo:color="#000000" style:font-name="DejaVu Sans" fo:font-size="12pt" officeooo:rsid="037e8d8f" fo:background-color="transparent" loext:char-shading-value="0" style:font-size-asian="12pt" style:font-size-complex="12pt"/>
    </style:style>
    <style:style style:name="T98" style:family="text">
      <style:text-properties fo:color="#000000" style:font-name="DejaVu Sans" fo:font-size="12pt" officeooo:rsid="038398c2" fo:background-color="transparent" loext:char-shading-value="0" style:font-size-asian="12pt" style:font-size-complex="12pt"/>
    </style:style>
    <style:style style:name="T99" style:family="text">
      <style:text-properties fo:color="#000000" style:font-name="DejaVu Sans" fo:font-size="12pt" officeooo:rsid="039aac2c" fo:background-color="transparent" loext:char-shading-value="0" style:font-size-asian="12pt" style:font-size-complex="12pt"/>
    </style:style>
    <style:style style:name="T100" style:family="text">
      <style:text-properties fo:color="#000000" style:font-name="DejaVu Sans" fo:font-size="12pt" fo:font-weight="normal" style:font-size-asian="12pt" style:font-weight-asian="normal" style:font-size-complex="12pt" style:font-weight-complex="normal"/>
    </style:style>
    <style:style style:name="T101" style:family="text">
      <style:text-properties fo:color="#000000" style:font-name="DejaVu Sans" fo:font-size="12pt" fo:font-weight="normal" officeooo:rsid="031beaab" style:font-size-asian="12pt" style:font-weight-asian="normal" style:font-size-complex="12pt" style:font-weight-complex="normal"/>
    </style:style>
    <style:style style:name="T102" style:family="text">
      <style:text-properties fo:color="#000000" style:font-name="DejaVu Sans" fo:font-size="12pt" fo:font-weight="normal" officeooo:rsid="0329002d" style:font-size-asian="12pt" style:font-weight-asian="normal" style:font-size-complex="12pt" style:font-weight-complex="normal"/>
    </style:style>
    <style:style style:name="T103" style:family="text">
      <style:text-properties fo:color="#000000" style:font-name="DejaVu Sans" fo:font-size="12pt" fo:font-weight="normal" officeooo:rsid="02e10aa9" style:font-size-asian="12pt" style:font-weight-asian="normal" style:font-size-complex="12pt" style:font-weight-complex="normal"/>
    </style:style>
    <style:style style:name="T104" style:family="text">
      <style:text-properties fo:color="#000000" style:font-name="DejaVu Sans" fo:font-size="12pt" fo:font-weight="normal" officeooo:rsid="031b53ea" style:font-size-asian="12pt" style:font-weight-asian="normal" style:font-size-complex="12pt" style:font-weight-complex="normal"/>
    </style:style>
    <style:style style:name="T105" style:family="text">
      <style:text-properties fo:color="#000000" style:font-name="DejaVu Sans" fo:font-size="12pt" fo:font-weight="normal" officeooo:rsid="032fb979" style:font-size-asian="12pt" style:font-weight-asian="normal" style:font-size-complex="12pt" style:font-weight-complex="normal"/>
    </style:style>
    <style:style style:name="T106"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07" style:family="text">
      <style:text-properties fo:color="#000000" style:font-name="DejaVu Sans" fo:font-size="13pt" fo:language="fr" fo:country="FR" fo:font-weight="bold" officeooo:rsid="038b6419" fo:background-color="transparent" loext:char-shading-value="0" style:font-size-asian="13pt" style:font-weight-asian="bold" style:font-name-complex="Times New Roman" style:font-size-complex="13pt" style:font-weight-complex="bold"/>
    </style:style>
    <style:style style:name="T108" style:family="text">
      <style:text-properties fo:color="#000000" style:font-name="DejaVu Sans" fo:font-size="13pt" fo:language="fr" fo:country="FR" fo:font-weight="bold" officeooo:rsid="03921f0d" fo:background-color="transparent" loext:char-shading-value="0" style:font-size-asian="13pt" style:font-weight-asian="bold" style:font-name-complex="Times New Roman" style:font-size-complex="13pt" style:font-weight-complex="bold"/>
    </style:style>
    <style:style style:name="T109" style:family="text">
      <style:text-properties fo:color="#000000" style:font-name="DejaVu Sans" fo:font-size="13pt" fo:language="fr" fo:country="FR" fo:font-weight="bold" officeooo:rsid="0392f6a5" fo:background-color="transparent" loext:char-shading-value="0" style:font-size-asian="13pt" style:font-weight-asian="bold" style:font-name-complex="Times New Roman" style:font-size-complex="13pt" style:font-weight-complex="bold"/>
    </style:style>
    <style:style style:name="T110" style:family="text">
      <style:text-properties style:font-name="DejaVu Sans" fo:font-size="12pt" style:font-size-asian="12pt" style:font-size-complex="12pt"/>
    </style:style>
    <style:style style:name="T111" style:family="text">
      <style:text-properties style:font-name="DejaVu Sans" fo:font-size="12pt" officeooo:rsid="02d1669d" style:font-size-asian="12pt" style:font-size-complex="12pt"/>
    </style:style>
    <style:style style:name="T112" style:family="text">
      <style:text-properties style:font-name="DejaVu Sans" fo:font-size="12pt" officeooo:rsid="031a8078" style:font-size-asian="12pt" style:font-size-complex="12pt"/>
    </style:style>
    <style:style style:name="T113" style:family="text">
      <style:text-properties style:font-name="DejaVu Sans" fo:font-size="12pt" officeooo:rsid="02d42776" style:font-size-asian="12pt" style:font-size-complex="12pt"/>
    </style:style>
    <style:style style:name="T114" style:family="text">
      <style:text-properties style:font-name="DejaVu Sans" fo:font-size="12pt" officeooo:rsid="032a0c20" style:font-size-asian="12pt" style:font-size-complex="12pt"/>
    </style:style>
    <style:style style:name="T115" style:family="text">
      <style:text-properties style:font-name="DejaVu Sans" fo:font-size="12pt" fo:font-weight="bold" style:font-size-asian="12pt" style:font-weight-asian="bold" style:font-size-complex="12pt" style:font-weight-complex="bold"/>
    </style:style>
    <style:style style:name="T116" style:family="text">
      <style:text-properties style:font-name="DejaVu Sans" fo:font-size="13pt" officeooo:rsid="0392f6a5" style:font-size-asian="13pt" style:font-size-complex="13pt"/>
    </style:style>
    <style:style style:name="T117" style:family="text">
      <style:text-properties fo:font-size="12pt" style:font-size-asian="12pt" style:font-size-complex="12pt"/>
    </style:style>
    <style:style style:name="T118" style:family="text">
      <style:text-properties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3"><text:span text:style-name="T110">Maurin Donneaud<text:line-break/>Designer industriel &amp; Creative technologist<text:line-break/></text:span><text:span text:style-name="T111">35 rue des meuniers</text:span><text:span text:style-name="T110"> 7501</text:span><text:span text:style-name="T111">2</text:span><text:span text:style-name="T110"> Paris<text:line-break/></text:span><text:a xlink:type="simple" xlink:href="http://www.etextile.org/" text:style-name="Internet_20_link" text:visited-style-name="Visited_20_Internet_20_Link"><text:span text:style-name="T110">www.etextile.org</text:span></text:a></text:p>
      <text:h text:style-name="P8" text:outline-level="1"/>
      <text:h text:style-name="P8" text:outline-level="1"/>
      <text:h text:style-name="P8" text:outline-level="1"/>
      <text:h text:style-name="P8" text:outline-level="1"/>
      <text:h text:style-name="P8" text:outline-level="1"/>
      <text:h text:style-name="P8" text:outline-level="1">Interfaces audio-textiles ~<text:line-break/><text:span text:style-name="T116">P</text:span><text:span text:style-name="T107">our </text:span><text:span text:style-name="T108">la composition </text:span><text:span text:style-name="T109">et l’interprétation </text:span><text:span text:style-name="T108">musicale</text:span><text:span text:style-name="T117"><text:line-break/></text:span><text:span text:style-name="T118">Résidence en recherche artistique - candidature 2020-2021</text:span><text:span text:style-name="T117"><text:line-break/></text:span></text:h>
      <text:p text:style-name="P6"><text:span text:style-name="T12">Passionné par l’art, la science et la technologie, </text:span><text:span text:style-name="T60">j</text:span><text:span text:style-name="T61">e</text:span><text:span text:style-name="T60"> développe, fabrique </text:span><text:span text:style-name="T93">et utilise</text:span><text:span text:style-name="T60"> des </text:span><text:span text:style-name="T90">interfaces</text:span><text:span text:style-name="T60"> tactiles </text:span><text:span text:style-name="T90">en </text:span><text:span text:style-name="T60">textile </text:span><text:span text:style-name="T61">dédiés à la composition musicale</text:span><text:span text:style-name="T60">.</text:span><text:span text:style-name="T62"> </text:span><text:span text:style-name="T92">Cette recherche représente pour moi</text:span><text:span text:style-name="T79"> un moyen de façonner la technologie en lien avec </text:span><text:span text:style-name="T95">des savoir faire</text:span><text:span text:style-name="T79"> </text:span><text:span text:style-name="T95">traditionnels textiles</text:span><text:span text:style-name="T92">,</text:span><text:span text:style-name="T79"> </text:span><text:span text:style-name="T93">ainsi qu’</text:span><text:span text:style-name="T92">un moyen de </text:span><text:span text:style-name="T79">concevoir des objets numériques plus familiers, </text:span><text:span text:style-name="T77">plus facile </text:span><text:span text:style-name="T91">d’accès</text:span><text:span text:style-name="T77">, </text:span><text:span text:style-name="T79">plus conviviaux. </text:span><text:span text:style-name="T63">La spécificité textile de ces interfaces </text:span><text:span text:style-name="T64">tactiles</text:span><text:span text:style-name="T65"> </text:span><text:span text:style-name="T63">permet de créer différentes textures au toucher pour guider l’exploration tactile </text:span><text:span text:style-name="T66">de mondes</text:span><text:span text:style-name="T63"> sonore</text:span><text:span text:style-name="T66">s</text:span><text:span text:style-name="T63">. </text:span><text:span text:style-name="T95">Par monde sonore, j’entends l’idée d</text:span><text:span text:style-name="T96">e composer, </text:span><text:span text:style-name="T95">organiser </text:span><text:span text:style-name="T96">et</text:span><text:span text:style-name="T95"> cartographier des matières sonores interactives. </text:span><text:span text:style-name="T96">Ces cartographies tactiles et sonores </text:span><text:span text:style-name="T65">représente</text:span><text:span text:style-name="T94">nt</text:span><text:span text:style-name="T65"> </text:span><text:span text:style-name="T97">également </text:span><text:span text:style-name="T65">un moyen </text:span><text:span text:style-name="T64">de</text:span><text:span text:style-name="T67"> </text:span><text:span text:style-name="T63">libérer le regard de l’écran </text:span><text:span text:style-name="T64">pour</text:span><text:span text:style-name="T63"> tenter de favoriser une écoute attentive. </text:span><text:span text:style-name="T64">C</text:span><text:span text:style-name="T67">onçus à partir </text:span><text:span text:style-name="T60">de textiles fonctionnels (textiles conducteurs et résistifs), </text:span><text:span text:style-name="T64">c</text:span><text:span text:style-name="T60">es interfaces </text:span><text:span text:style-name="T68">permettent</text:span><text:span text:style-name="T60"> </text:span><text:span text:style-name="T68">d’</text:span><text:span text:style-name="T69">analyse</text:span><text:span text:style-name="T68">r</text:span><text:span text:style-name="T69"> et</text:span><text:span text:style-name="T60"> caractéris</text:span><text:span text:style-name="T70">er</text:span><text:span text:style-name="T69"> </text:span><text:span text:style-name="T60">le toucher </text:span><text:span text:style-name="T68">(</text:span><text:span text:style-name="T64">nombre de contacts, </text:span><text:span text:style-name="T71">p</text:span><text:span text:style-name="T68">osition</text:span><text:span text:style-name="T71">s</text:span><text:span text:style-name="T68">, taille</text:span><text:span text:style-name="T71">s</text:span><text:span text:style-name="T64">, </text:span><text:span text:style-name="T68">pression</text:span><text:span text:style-name="T71">s</text:span><text:span text:style-name="T68">, vitesse</text:span><text:span text:style-name="T71">s</text:span><text:span text:style-name="T68"> de déplacement</text:span><text:span text:style-name="T71">s</text:span><text:span text:style-name="T68">, etc)</text:span><text:span text:style-name="T60">.</text:span><text:span text:style-name="T66"> D</text:span><text:span text:style-name="T71">’une simple caresse à </text:span><text:span text:style-name="T72">une forte pression, </text:span><text:span text:style-name="T86">l</text:span><text:span text:style-name="T73">e</text:span><text:span text:style-name="T82">s gestes et touchers</text:span><text:span text:style-name="T63"> </text:span><text:span text:style-name="T66">propre</text:span><text:span text:style-name="T82">s</text:span><text:span text:style-name="T66"> au medium textile</text:span><text:span text:style-name="T71"> </text:span><text:span text:style-name="T82">peuvent être </text:span><text:span text:style-name="T84">ainsi </text:span><text:span text:style-name="T82">utilisés pour</text:span><text:span text:style-name="T74"> favoriser un contrôle intuitif et expressif des sons. </text:span><text:span text:style-name="T87">Nous pourrions par exemple</text:span><text:span text:style-name="T85"> </text:span><text:span text:style-name="T81">falsifier</text:span><text:span text:style-name="T88"> le son d’une caresse </text:span><text:span text:style-name="T87">en produisant une </text:span><text:span text:style-name="T83">énergie</text:span><text:span text:style-name="T80"> </text:span><text:span text:style-name="T87">sonore qui</text:span><text:span text:style-name="T89"> </text:span><text:span text:style-name="T80">correspond </text:span><text:span text:style-name="T88">au geste capté </text:span><text:span text:style-name="T87">tout en</text:span><text:span text:style-name="T88"> </text:span><text:span text:style-name="T87">restituant un</text:span><text:span text:style-name="T88"> </text:span><text:span text:style-name="T87">son</text:span><text:span text:style-name="T88"> </text:span><text:span text:style-name="T89">décalé</text:span><text:span text:style-name="T88">.</text:span><text:span text:style-name="T80"> </text:span><text:span text:style-name="T73">Pour </text:span><text:span text:style-name="T75">permet</text:span><text:span text:style-name="T71">t</text:span><text:span text:style-name="T99">r</text:span><text:span text:style-name="T71">e</text:span><text:span text:style-name="T76"> </text:span><text:span text:style-name="T82">une </text:span><text:span text:style-name="T73">implication du</text:span><text:span text:style-name="T63"> corps </text:span><text:span text:style-name="T64">dans </text:span><text:span text:style-name="T77">le</text:span><text:span text:style-name="T64"> jeu</text:span><text:span text:style-name="T75"> </text:span><text:span text:style-name="T64">musical</text:span><text:span text:style-name="T75">,</text:span><text:span text:style-name="T78"> ces</text:span><text:span text:style-name="T63"> </text:span><text:span text:style-name="T97">inter</text:span><text:span text:style-name="T98">faces</text:span><text:span text:style-name="T79"> </text:span><text:span text:style-name="T75">offre</text:span><text:span text:style-name="T71">nt</text:span><text:span text:style-name="T75"> </text:span><text:span text:style-name="T97">des</text:span><text:span text:style-name="T90"> </text:span><text:span text:style-name="T97">surfaces</text:span><text:span text:style-name="T90"> </text:span><text:span text:style-name="T98">d’interactions </text:span><text:span text:style-name="T79">généreuse</text:span><text:span text:style-name="T71">s.</text:span><text:span text:style-name="T79"> </text:span><text:span text:style-name="T14">L</text:span><text:span text:style-name="T13">’interface </text:span><text:a xlink:type="simple" xlink:href="http://xy.etextile.org/" text:style-name="Internet_20_link" text:visited-style-name="Visited_20_Internet_20_Link"><text:span text:style-name="T115">textile</text:span></text:a><text:a xlink:type="simple" xlink:href="http://xy.etextile.org/" text:style-name="Internet_20_link" text:visited-style-name="Visited_20_Internet_20_Link"><text:span text:style-name="T115">-XY</text:span></text:a><text:span text:style-name="T13"> </text:span><text:span text:style-name="T15">conçu</text:span><text:span text:style-name="T14"> e</text:span><text:span text:style-name="T13">n 2005, est un textile </text:span><text:span text:style-name="T16">tactile </text:span><text:span text:style-name="T13">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115">textile-E256</text:span></text:a><text:span text:style-name="T13">. </text:span><text:span text:style-name="T12">Pour rendre ces technologies accessibles, j</text:span><text:span text:style-name="T11">’attache une grande importance </text:span><text:span text:style-name="T17">à la documentation et </text:span><text:span text:style-name="T11">au choix des outils </text:span><text:span text:style-name="T16">et matériaux </text:span><text:span text:style-name="T11">nécessaires à </text:span><text:span text:style-name="T17">leur</text:span><text:span text:style-name="T11"> fabrication. </text:span><text:span text:style-name="T101">Cette volonté de partage m</text:span><text:span text:style-name="T102">e</text:span><text:span text:style-name="T101"> conduit notamment à contribuer à des publications scientifiques et </text:span><text:span text:style-name="T100">conférences </text:span><text:span text:style-name="T101">internationales </text:span><text:span text:style-name="T103">tel</text:span><text:span text:style-name="T101">les</text:span><text:span text:style-name="T103"> que </text:span><text:span text:style-name="T100">: </text:span><text:span text:style-name="T101">IHM-07 </text:span><text:span text:style-name="T104">(</text:span><text:span text:style-name="T105">Paris</text:span><text:span text:style-name="T104">), </text:span><text:span text:style-name="T100">NIME’17 </text:span><text:span text:style-name="T105">(</text:span><text:span text:style-name="Strong_20_Emphasis"><text:span text:style-name="T106">Copenhague</text:span></text:span><text:span text:style-name="T105">)</text:span><text:span text:style-name="T100">, MOCO 2017 </text:span><text:span text:style-name="T105">(Londres</text:span><text:span text:style-name="T100">). </text:span><text:span text:style-name="T110">Récemment accueilli en résidence à l’université d’Auckland (AUT, </text:span><text:span text:style-name="T112">Nouvelle-Zélande</text:span><text:span text:style-name="T110">) au sein du département Colab, laboratoire dédié à l’utilisation créative des technologies, j’ai </text:span><text:span text:style-name="T113">développé</text:span><text:span text:style-name="T110"> </text:span><text:span text:style-name="T114">le</text:span><text:span text:style-name="T110"> contenu musical </text:span><text:span text:style-name="T114">de</text:span><text:span text:style-name="T110"> six interfaces textile</text:span><text:span text:style-name="T112">s</text:span><text:span text:style-name="T110">. Ce travail a notamment donné lieu à un concert public programmé dans l’association Audio Foundation</text:span><text:bookmark text:name="editShowcaseTitle"/><text:span text:style-name="T110"> </text:span><text:span text:style-name="T112">(NZ)</text:span><text:span text:style-name="T110">. </text:span><text:span text:style-name="T11">Au delà du domaine musical, qui représente </text:span><text:span text:style-name="T18">pour moi </text:span><text:span text:style-name="T19">un</text:span><text:span text:style-name="T20"> </text:span><text:span text:style-name="T14">axe de recherche </text:span><text:span text:style-name="T20">pri</text:span><text:span text:style-name="T18">vilégi</text:span><text:span text:style-name="T21">é</text:span><text:span text:style-name="T11">, </text:span><text:span text:style-name="T22">il m’arrive d’</text:span><text:span text:style-name="T14">explorer</text:span><text:span text:style-name="T22"> </text:span><text:span text:style-name="T14">d’autres </text:span><text:span text:style-name="T11">applications. </text:span><text:span text:style-name="T14">J’</text:span><text:span text:style-name="T23">ai notamment travaillé</text:span><text:span text:style-name="T24"> </text:span><text:span text:style-name="T23">pour </text:span><text:span text:style-name="T14">la société </text:span><text:span text:style-name="T22">PSA </text:span><text:span text:style-name="T25">(</text:span><text:span text:style-name="T24">20</text:span><text:span text:style-name="T25">16-2017) </text:span><text:span text:style-name="T23">sur </text:span><text:span text:style-name="T14">un projet </text:span><text:span text:style-name="T19">de commandes tactiles</text:span><text:span text:style-name="T14"> pour</text:span><text:span text:style-name="T22"> </text:span><text:span text:style-name="T11">l’automobile</text:span><text:span text:style-name="T22"> </text:span><text:span text:style-name="T45">et</text:span><text:span text:style-name="T23"> </text:span><text:span text:style-name="T45">j</text:span><text:span text:style-name="T23">e développe actuellement</text:span><text:span text:style-name="T14"> un </text:span><text:span text:style-name="T23">produit</text:span><text:span text:style-name="T14"> </text:span><text:span text:style-name="T26">avec retour haptique </text:span><text:span text:style-name="T14">pour </text:span><text:span text:style-name="T25">d</text:span><text:span text:style-name="T14">es personnes atteintes </text:span><text:span text:style-name="T27">de </text:span><text:span text:style-name="T28">trouble du comportement</text:span><text:span text:style-name="T22"> (Worth project)</text:span><text:span text:style-name="T11">. </text:span></text:p>
      <text:p text:style-name="P7"><text:span text:style-name="T39">Je débute en octobre, une</text:span><text:span text:style-name="T36"> </text:span><text:span text:style-name="T25">thèse</text:span><text:span text:style-name="T36"> </text:span><text:span text:style-name="T37">basée sur la pratique </text:span><text:span text:style-name="T35">à l’université </text:span><text:span text:style-name="T25">de Loughborough (EN). </text:span><text:span text:style-name="T39">Cette thèse </text:span><text:span text:style-name="T59">qui porte sur la question de l’usage musical des interfaces textiles, me donnera</text:span><text:span text:style-name="T39"> accès à de</text:span><text:span text:style-name="T55">s</text:span><text:span text:style-name="T38"> </text:span><text:span text:style-name="T37">ressources </text:span><text:span text:style-name="T55">humaines et matériel </text:span><text:span text:style-name="T57">qui me permettr</text:span><text:span text:style-name="T58">ont</text:span><text:span text:style-name="T54"> </text:span><text:span text:style-name="T57">de </text:span><text:span text:style-name="T54">développer et prototyper la partie textile d</text:span><text:span text:style-name="T55">e mes recherches</text:span><text:span text:style-name="T40">. Être accueilli au sein de l</text:span><text:span text:style-name="T38">a résidence en recherche artistique de l’IRCAM</text:span><text:span text:style-name="T36"> </text:span><text:span text:style-name="T38">me permettrait </text:span><text:span text:style-name="T43">d’appuyer</text:span><text:span text:style-name="T41"> </text:span><text:span text:style-name="T44">ce</text:span><text:span text:style-name="T41"> travail de thèse sur de solides </text:span><text:span text:style-name="T42">connaissances dans le </text:span><text:span text:style-name="T29">domaine sonore </text:span><text:span text:style-name="T54">et</text:span><text:span text:style-name="T44"> </text:span><text:span text:style-name="T43">la captation du </text:span><text:span text:style-name="T42">geste.</text:span><text:span text:style-name="T46"> </text:span><text:span text:style-name="T50">Nous pourrions</text:span><text:span text:style-name="T33"> </text:span><text:span text:style-name="T50">ensemble, </text:span><text:span text:style-name="T33">amplifier l’expérience </text:span><text:span text:style-name="T52">que proposent</text:span><text:span text:style-name="T50"> ces textiles, développer des o</text:span><text:span text:style-name="T47">utils </text:span><text:span text:style-name="T55">numériques</text:span><text:span text:style-name="T47"> </text:span><text:span text:style-name="T55">spécifiques</text:span><text:span text:style-name="T50"> </text:span><text:span text:style-name="T58">pour</text:span><text:span text:style-name="T55"> la</text:span><text:span text:style-name="T47"> </text:span><text:span text:style-name="T34">compos</text:span><text:span text:style-name="T55">ition </text:span><text:span text:style-name="T56">musicale</text:span><text:span text:style-name="T46">, </text:span><text:span text:style-name="T50">réfléchir à la c</text:span><text:span text:style-name="T32">ohéren</text:span><text:span text:style-name="T30">ce</text:span><text:span text:style-name="T32"> </text:span><text:span text:style-name="T47">entre </text:span><text:span text:style-name="T50">type de </text:span><text:span text:style-name="T32">toucher </text:span><text:span text:style-name="T48">et</text:span><text:span text:style-name="T46"> </text:span><text:span text:style-name="T31">modalité de jeux </text:span><text:span text:style-name="T51">et </text:span><text:span text:style-name="T49">d</text:span><text:span text:style-name="T34">évelopper </text:span><text:span text:style-name="T51">des </text:span><text:span text:style-name="T30">contenu</text:span><text:span text:style-name="T51">s</text:span><text:span text:style-name="T30"> musica</text:span><text:span text:style-name="T51">ux</text:span><text:span text:style-name="T30"> </text:span><text:span text:style-name="T51">pour illustrer </text:span><text:span text:style-name="T53">le potentiel</text:span><text:span text:style-name="T51"> </text:span><text:span text:style-name="T53">de</text:span><text:span text:style-name="T51"> ce </text:span><text:span text:style-name="T53">nouveau type</text:span><text:span text:style-name="T51"> </text:span><text:span text:style-name="T56">d’</text:span><text:span text:style-name="T51">interface.</text:span></text:p>
      <text:p text:style-name="P5"/>
      <text:p text:style-name="P4">Maurin Donneau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1cm" fo:margin-right="0cm" fo:text-align="end"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fo:font-size="10pt" officeooo:paragraph-rsid="034dee71" style:font-size-asian="10pt" style:font-size-complex="10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MT1" style:family="text">
      <style:text-properties fo:font-style="normal" officeooo:rsid="038cb18c" style:font-style-asian="normal" style:font-style-complex="normal"/>
    </style:style>
    <style:style style:name="MT2" style:family="text">
      <style:text-properties fo:font-style="normal" officeooo:rsid="0288e03c" style:font-style-asian="normal" style:font-style-complex="normal"/>
    </style:style>
    <style:style style:name="MT3" style:family="text">
      <style:text-properties fo:font-style="normal" officeooo:rsid="00cdfafe" style:font-style-asian="normal" style:font-style-complex="normal"/>
    </style:style>
    <style:style style:name="MT4" style:family="text">
      <style:text-properties fo:font-style="normal" officeooo:rsid="027d8f48" style:font-style-asian="normal" style:font-style-complex="normal"/>
    </style:style>
    <style:style style:name="MT5" style:family="text">
      <style:text-properties fo:font-style="normal" fo:font-weight="normal" officeooo:rsid="01e9ea50" style:font-style-asian="normal" style:font-weight-asian="normal" style:font-style-complex="normal" style:font-weight-complex="normal"/>
    </style:style>
    <style:style style:name="MT6" style:family="text">
      <style:text-properties fo:font-style="normal" officeooo:rsid="01935357" style:font-style-asian="normal" style:font-style-complex="normal"/>
    </style:style>
    <style:style style:name="MT7" style:family="text">
      <style:text-properties fo:font-style="normal" fo:font-weight="normal" officeooo:rsid="01935357" style:font-style-asian="normal" style:font-weight-asian="normal" style:font-style-complex="normal" style:font-weight-complex="normal"/>
    </style:style>
    <style:style style:name="MT8" style:family="text">
      <style:text-properties fo:font-style="normal" fo:font-weight="normal" officeooo:rsid="01e93e50" style:font-style-asian="normal" style:font-weight-asian="normal" style:font-style-complex="normal" style:font-weight-complex="normal"/>
    </style:style>
    <style:style style:name="MT9" style:family="text">
      <style:text-properties fo:font-style="normal" fo:font-weight="normal" officeooo:rsid="02304bc7" style:font-style-asian="normal" style:font-weight-asian="normal" style:font-style-complex="normal" style:font-weight-complex="normal"/>
    </style:style>
    <style:style style:name="MT10" style:family="text">
      <style:text-propertie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3.351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I</text:span><text:span text:style-name="MT2">nterfaces a</text:span><text:span text:style-name="MT3">udio-textile</text:span><text:span text:style-name="MT4">s</text:span><text:span text:style-name="MT3"> </text:span><text:span text:style-name="MT5">-</text:span><text:span text:style-name="MT6"> </text:span><text:span text:style-name="MT7">Résidence en recherche artistique </text:span><text:span text:style-name="MT5">-</text:span><text:span text:style-name="MT7"> </text:span><text:span text:style-name="MT8">IRCAM, </text:span><text:span text:style-name="MT9">c</text:span><text:span text:style-name="MT7">andidature</text:span><text:span text:style-name="MT10"> 2020-2021</text:span></text:p>
      </style:header>
      <style:footer>
        <text:p text:style-name="MP2">_ <text:page-number text:select-page="current">3</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0-07-27T15:05:15.406073075</dc:date>
    <meta:editing-duration>P15DT12H5M35S</meta:editing-duration>
    <meta:editing-cycles>652</meta:editing-cycles>
    <meta:generator>LibreOffice/6.1.5.2$Linux_X86_64 LibreOffice_project/10$Build-2</meta:generator>
    <meta:print-date>2019-11-25T12:45:35.327578918</meta:print-date>
    <meta:document-statistic meta:table-count="0" meta:image-count="0" meta:object-count="0" meta:page-count="3" meta:paragraph-count="7" meta:word-count="576" meta:character-count="4007" meta:non-whitespace-character-count="3436"/>
  </office:meta>
</office:document-meta>
</file>